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fr" fo:country="FR" officeooo:rsid="0010842d" officeooo:paragraph-rsid="0010842d"/>
    </style:style>
    <style:style style:name="P2" style:family="paragraph" style:parent-style-name="Standard">
      <style:text-properties fo:language="fr" fo:country="FR" officeooo:rsid="00111f53" officeooo:paragraph-rsid="00111f53"/>
    </style:style>
    <style:style style:name="P3" style:family="paragraph" style:parent-style-name="Standard" style:list-style-name="L1">
      <style:text-properties fo:language="fr" fo:country="FR" officeooo:paragraph-rsid="0010842d" fo:background-color="#729fcf"/>
    </style:style>
    <style:style style:name="P4" style:family="paragraph" style:parent-style-name="Standard" style:list-style-name="L1">
      <style:text-properties fo:language="fr" fo:country="FR" officeooo:rsid="0010842d" officeooo:paragraph-rsid="0010842d" fo:background-color="#7fff00"/>
    </style:style>
    <style:style style:name="P5" style:family="paragraph" style:parent-style-name="Standard" style:list-style-name="L1">
      <style:text-properties fo:language="fr" fo:country="FR" officeooo:rsid="0010842d" officeooo:paragraph-rsid="0010842d" fo:background-color="#ff7f00"/>
    </style:style>
    <style:style style:name="P6" style:family="paragraph" style:parent-style-name="Standard" style:list-style-name="L1">
      <style:text-properties fo:language="fr" fo:country="FR" officeooo:rsid="0010842d" officeooo:paragraph-rsid="0010842d" fo:background-color="#ff007f"/>
    </style:style>
    <style:style style:name="P7" style:family="paragraph" style:parent-style-name="Standard">
      <style:text-properties fo:language="fr" fo:country="FR" style:text-underline-style="solid" style:text-underline-width="auto" style:text-underline-color="font-color" officeooo:rsid="0010842d" officeooo:paragraph-rsid="0010842d"/>
    </style:style>
    <style:style style:name="P8" style:family="paragraph" style:parent-style-name="Standard">
      <style:text-properties fo:language="fr" fo:country="FR" style:text-underline-style="solid" style:text-underline-width="auto" style:text-underline-color="font-color" officeooo:rsid="00111f53" officeooo:paragraph-rsid="00111f53"/>
    </style:style>
    <style:style style:name="P9" style:family="paragraph">
      <loext:graphic-properties draw:fill-color="#7fff00"/>
    </style:style>
    <style:style style:name="P10" style:family="paragraph">
      <loext:graphic-properties draw:fill-color="#ff007f"/>
    </style:style>
    <style:style style:name="P11" style:family="paragraph">
      <loext:graphic-properties draw:fill-color="#ff7f00"/>
    </style:style>
    <style:style style:name="P12" style:family="paragraph">
      <loext:graphic-properties draw:fill-color="#d02bd2"/>
      <style:paragraph-properties fo:text-align="center"/>
    </style:style>
    <style:style style:name="T1" style:family="text">
      <style:text-properties officeooo:rsid="0010842d"/>
    </style:style>
    <style:style style:name="T2" style:family="text">
      <style:text-properties officeooo:rsid="00111f53"/>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vg:stroke-color="#3465a4" draw:fill-color="#7fff00" draw:textarea-horizontal-align="justify" draw:textarea-vertical-align="middle" draw:auto-grow-height="false" fo:min-height="0.302in" fo:min-width="0.3126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3465a4" draw:fill-color="#7fff00" draw:textarea-horizontal-align="justify" draw:textarea-vertical-align="middle" draw:auto-grow-height="false" fo:min-height="0.302in" fo:min-width="0.3126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3465a4" draw:fill-color="#ff007f" draw:textarea-horizontal-align="justify" draw:textarea-vertical-align="middle" draw:auto-grow-height="false" fo:min-height="0.8957in" fo:min-width="0.8543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3465a4" draw:fill-color="#ff7f00" draw:textarea-horizontal-align="justify" draw:textarea-vertical-align="middle" draw:auto-grow-height="false" fo:min-height="0.302in" fo:min-width="0.3126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3465a4" draw:fill-color="#d02bd2"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nctionnement module</text:p>
      <text:p text:style-name="P1"/>
      <text:p text:style-name="P1">Module <text:span text:style-name="T2">étudier</text:span> : Porte logique <text:span text:style-name="T2">ET</text:span></text:p>
      <text:p text:style-name="P1"/>
      <text:p text:style-name="P1">Shema de ce <text:span text:style-name="T2">model</text:span>:</text:p>
      <text:p text:style-name="P1"><draw:custom-shape text:anchor-type="paragraph" draw:z-index="1" draw:name="Shape1" draw:style-name="gr2" draw:text-style-name="P9" svg:width="0.313in" svg:height="0.3024in" svg:x="0.4102in" svg:y="0.1193in"><text:p/><draw:enhanced-geometry svg:viewBox="0 0 21600 21600" draw:type="rectangle" draw:enhanced-path="M 0 0 L 21600 0 21600 21600 0 21600 0 0 Z N"/></draw:custom-shape><draw:custom-shape text:anchor-type="paragraph" draw:z-index="2" draw:name="Shape3" draw:style-name="gr3" draw:text-style-name="P10" svg:width="0.8543in" svg:height="0.8961in" svg:x="2.2957in" svg:y="0.1193in"><text:p><text:s/><text:s/><text:s/><text:s/><text:s/><text:s/><text:s/><text:s/><text:s/>&amp;</text:p><draw:enhanced-geometry svg:viewBox="0 0 21600 21600" draw:type="rectangle" draw:enhanced-path="M 0 0 L 21600 0 21600 21600 0 21600 0 0 Z N"/></draw:custom-shape></text:p>
      <text:p text:style-name="P1"><draw:custom-shape text:anchor-type="paragraph" draw:z-index="3" draw:name="Shape1" draw:style-name="gr4" draw:text-style-name="P11" svg:width="0.313in" svg:height="0.3024in" svg:x="4.7752in" svg:y="0.1882in"><text:p/><draw:enhanced-geometry svg:viewBox="0 0 21600 21600" draw:type="rectangle" draw:enhanced-path="M 0 0 L 21600 0 21600 21600 0 21600 0 0 Z N"/></draw:custom-shape><draw:line text:anchor-type="paragraph" draw:z-index="5" draw:name="Shape5" draw:style-name="gr5" draw:text-style-name="P12" svg:x1="2.2957in" svg:y1="0.1047in" svg:x2="0.7228in" svg:y2="0.0945in"><text:p/></draw:line></text:p>
      <text:p text:style-name="P1"><draw:line text:anchor-type="paragraph" draw:z-index="4" draw:name="Shape4" draw:style-name="gr5" draw:text-style-name="P12" svg:x1="3.15in" svg:y1="0.1634in" svg:x2="4.7752in" svg:y2="0.1634in"><text:p/></draw:line></text:p>
      <text:p text:style-name="P1"/>
      <text:p text:style-name="P2"><draw:custom-shape text:anchor-type="paragraph" draw:z-index="0" draw:name="Shape1" draw:style-name="gr1" draw:text-style-name="P9" svg:width="0.313in" svg:height="0.3024in" svg:x="0.4102in" svg:y="0.0091in"><text:p/><draw:enhanced-geometry svg:viewBox="0 0 21600 21600" draw:type="rectangle" draw:enhanced-path="M 0 0 L 21600 0 21600 21600 0 21600 0 0 Z N"/></draw:custom-shape><draw:line text:anchor-type="paragraph" draw:z-index="6" draw:name="Shape5" draw:style-name="gr5" draw:text-style-name="P12" svg:x1="2.2957in" svg:y1="0.1339in" svg:x2="0.7228in" svg:y2="0.1236in"><text:p/></draw:line></text:p>
      <text:p text:style-name="P1"/>
      <text:p text:style-name="P1"/>
      <text:p text:style-name="P1"/>
      <text:p text:style-name="P1"/>
      <text:p text:style-name="P1">Classes utiliser par ce model: </text:p>
      <text:list xml:id="list1406003547" text:style-name="L1">
        <text:list-item>
          <text:p text:style-name="P3"><text:span text:style-name="T1">3 wire de 1 bit</text:span></text:p>
        </text:list-item>
        <text:list-item>
          <text:p text:style-name="P4">2 Probe d’entree 1 bit</text:p>
        </text:list-item>
        <text:list-item>
          <text:p text:style-name="P5">1 Probe de sortie 1 bit</text:p>
        </text:list-item>
        <text:list-item>
          <text:p text:style-name="P6">1 Porte Logique AND , 2 entrer de 1 bit, 1 sortie de 1 bit</text:p>
        </text:list-item>
      </text:list>
      <text:p text:style-name="P1"/>
      <text:p text:style-name="P1"><text:span text:style-name="T2">Exécution</text:span>:</text:p>
      <text:p text:style-name="P1"/>
      <text:p text:style-name="P7">Avant le premier tic :</text:p>
      <text:p text:style-name="P8"/>
      <text:p text:style-name="P2">Construction du model a partir du fichier text par le simulation manager.</text:p>
      <text:p text:style-name="P1">Nous allons <text:span text:style-name="T2">définir</text:span> les donnes qui sont dans les deux probes d’entrer, cette action vas automatiquement <text:span text:style-name="T2">entraîner</text:span> <text:span text:style-name="T2">l’écriture</text:span> des <text:span text:style-name="T2">valeurs</text:span> sur les deux wires directement connecter a la sortie de ces probes.</text:p>
      <text:p text:style-name="P7">Premier tic :</text:p>
      <text:p text:style-name="P1">Le simulat<text:span text:style-name="T2">ion manager </text:span>vas appeller la fonctione “action()” sur le porte logique <text:span text:style-name="T2">ET</text:span>. Cette fonction vas entrainer la lectures des valheurs defini sur les deux wires en entrer et les stocker dans son buffer. Puis, nous allons executer la fonction associer a ce type de porte sur la donne de ce buffer : ici un ET logique, le resultat de cette fonction vas etre stoquer dans notre buffer de sortie. A la fin du cycle la porte vas ecrire la valheur de son buffer de sortie sur le wire connecter a lui en sortie.</text:p>
      <text:p text:style-name="P1">Demande de la valheur du probe de sortie par l’API:</text:p>
      <text:p text:style-name="P1">Lorsque le simulateur recois une demande de lecture de valheur d’un probe de sortie il appelle la fonction “getvalue()” de ce dernier. Cette fonction vas simplement cerchait la valheur du wire que elle a en entrer et retourne cette valheur a l’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1:22:06.347693202</meta:creation-date>
    <dc:date>2017-11-29T11:41:39.608042436</dc:date>
    <meta:editing-duration>PT6M59S</meta:editing-duration>
    <meta:editing-cycles>1</meta:editing-cycles>
    <meta:generator>LibreOffice/5.3.7.2.0$Linux_X86_64 LibreOffice_project/30m0$Build-2</meta:generator>
    <meta:document-statistic meta:table-count="0" meta:image-count="0" meta:object-count="0" meta:page-count="1" meta:paragraph-count="16" meta:word-count="251" meta:character-count="1353" meta:non-whitespace-character-count="1121"/>
  </office:meta>
</office:document-meta>
</file>